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1.875in" fo:break-before="auto" style:use-optimal-row-height="true"/>
    </style:style>
    <style:style style:name="ro4" style:family="table-row">
      <style:table-row-properties style:row-height="1.6666666666666667in" fo:break-before="auto" style:use-optimal-row-height="true"/>
    </style:style>
    <style:style style:name="ro5" style:family="table-row">
      <style:table-row-properties style:row-height="0.17708333333333334in" fo:break-before="auto" style:use-optimal-row-height="true"/>
    </style:style>
    <style:style style:name="ro6" style:family="table-row">
      <style:table-row-properties style:row-height="1.4583333333333333in" fo:break-before="auto" style:use-optimal-row-height="true"/>
    </style:style>
    <style:style style:name="ro7" style:family="table-row">
      <style:table-row-properties style:row-height="3.3333333333333335in" fo:break-before="auto" style:use-optimal-row-height="true"/>
    </style:style>
    <style:style style:name="ro8" style:family="table-row">
      <style:table-row-properties style:row-height="1.0416666666666667in" fo:break-before="auto" style:use-optimal-row-height="true"/>
    </style:style>
    <style:style style:name="ro9" style:family="table-row">
      <style:table-row-properties style:row-height="3.125in" fo:break-before="auto" style:use-optimal-row-height="true"/>
    </style:style>
    <style:style style:name="ro10" style:family="table-row">
      <style:table-row-properties style:row-height="2.5in" fo:break-before="auto" style:use-optimal-row-height="true"/>
    </style:style>
    <style:style style:name="ro11" style:family="table-row">
      <style:table-row-properties style:row-height="2.7083333333333335in" fo:break-before="auto" style:use-optimal-row-height="true"/>
    </style:style>
    <style:style style:name="ro12" style:family="table-row">
      <style:table-row-properties style:row-height="1.25in" fo:break-before="auto" style:use-optimal-row-height="true"/>
    </style:style>
    <style:style style:name="ro13" style:family="table-row">
      <style:table-row-properties style:row-height="2.9166666666666665in" fo:break-before="auto" style:use-optimal-row-height="true"/>
    </style:style>
    <style:style style:name="ro14" style:family="table-row">
      <style:table-row-properties style:row-height="2.0833333333333335in" fo:break-before="auto" style:use-optimal-row-height="true"/>
    </style:style>
    <style:style style:name="ro15" style:family="table-row">
      <style:table-row-properties style:row-height="3.5416666666666665in" fo:break-before="auto" style:use-optimal-row-height="true"/>
    </style:style>
    <style:style style:name="ro16" style:family="table-row">
      <style:table-row-properties style:row-height="0.625in" fo:break-before="auto" style:use-optimal-row-height="true"/>
    </style:style>
    <style:style style:name="ro17" style:family="table-row">
      <style:table-row-properties style:row-height="0.8333333333333334in" fo:break-before="auto" style:use-optimal-row-height="true"/>
    </style:style>
    <style:style style:name="ro18" style:family="table-row">
      <style:table-row-properties style:row-height="0.4166666666666667in" fo:break-before="auto" style:use-optimal-row-height="true"/>
    </style:style>
    <style:style style:name="ro19" style:family="table-row">
      <style:table-row-properties style:row-height="0.20833333333333334in" fo:break-before="auto" style:use-optimal-row-height="true"/>
    </style:style>
    <style:style style:name="ro20" style:family="table-row">
      <style:table-row-properties style:row-height="0.3541666666666667in" fo:break-before="auto" style:use-optimal-row-height="true"/>
    </style:style>
    <style:style style:name="ro21" style:family="table-row">
      <style:table-row-properties style:row-height="0.7083333333333334in" fo:break-before="auto" style:use-optimal-row-height="true"/>
    </style:style>
    <style:style style:name="ro22" style:family="table-row">
      <style:table-row-properties style:row-height="0.53125in" fo:break-before="auto" style:use-optimal-row-height="true"/>
    </style:style>
    <style:style style:name="ro23" style:family="table-row">
      <style:table-row-properties style:row-height="0.8854166666666666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40446">
            <text:p>2010-09-25</text:p>
          </table:table-cell>
          <table:table-cell table:style-name="ce22" office:value-type="string">
            <text:p>[ちちのや] 真章・幻夢館 Epilogue 第四話 〜真実と護るべきもの〜</text:p>
          </table:table-cell>
        </table:table-row>
        <table:table-row table:style-name="ro4">
          <table:table-cell table:style-name="ce21" office:value-type="float" office:value="40439">
            <text:p>2010-09-18</text:p>
          </table:table-cell>
          <table:table-cell table:style-name="ce22" office:value-type="string">
            <text:p>[ちちのや] 真章・幻夢館 Epilogue 第三話 ～愛と真実～</text:p>
          </table:table-cell>
        </table:table-row>
        <table:table-row table:style-name="ro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6">
          <table:table-cell table:style-name="ce21" office:value-type="float" office:value="41642">
            <text:p>2014-01-03</text:p>
          </table:table-cell>
          <table:table-cell table:style-name="ce22" office:value-type="string">
            <text:p>        [140103][Milky] 特別授業3SLG THE ANIMATION</text:p>
          </table:table-cell>
        </table:table-row>
        <table:table-row table:style-name="ro7">
          <table:table-cell table:style-name="ce21" office:value-type="float" office:value="41635">
            <text:p>2013-12-27</text:p>
          </table:table-cell>
          <table:table-cell table:style-name="ce22" office:value-type="string">
            <text:p>[131227][Collaboration Works] えろげー！～Hもゲームも開発三昧～ 恋するスペルマ争奪戦!? 白濁ミルクをゲットだぜ!!編</text:p>
          </table:table-cell>
        </table:table-row>
        <table:table-row table:style-name="ro3">
          <table:table-cell table:style-name="ce21" office:value-type="float" office:value="41635">
            <text:p>2013-12-27</text:p>
          </table:table-cell>
          <table:table-cell table:style-name="ce22" office:value-type="string">
            <text:p>[PoRO] 鬼父 Rebuild Vol.1「小生意気なじぇらしぃ輪舞（ロンド）」 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小悪魔カノジョ THE ANIMATION 「汁まみれでトロトロ◆」</text:p>
          </table:table-cell>
        </table:table-row>
        <table:table-row table:style-name="ro3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じゅうしぃまんご～]OVAデカくてHな俺の姉 ＃1 朝霞姉さんの場合</text:p>
          </table:table-cell>
        </table:table-row>
        <table:table-row table:style-name="ro3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PashminaＡ]アマネェ！ ～トモダチンチでこんな事になるなんて！～</text:p>
          </table:table-cell>
        </table:table-row>
        <table:table-row table:style-name="ro8">
          <table:table-cell table:style-name="ce21" office:value-type="float" office:value="41621">
            <text:p>2013-12-13</text:p>
          </table:table-cell>
          <table:table-cell table:style-name="ce22" office:value-type="string">
            <text:p>[131213][Queen Bee]絶頂ロケット 発射2発目</text:p>
          </table:table-cell>
        </table:table-row>
        <table:table-row table:style-name="ro9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8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  <table:table-row table:style-name="ro9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10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11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10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1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6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13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8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4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6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14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4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13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10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8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14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13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15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13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13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8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3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6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4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13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4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4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10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6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3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6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6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4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9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4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16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12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14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15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4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1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1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3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3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7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0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9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14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3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6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2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12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3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0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17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8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3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8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4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13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10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9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9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3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3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14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3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0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3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13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1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4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2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4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14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4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13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4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1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3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11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10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3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8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3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14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1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3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3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11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3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8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10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4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14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4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4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4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8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18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4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8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14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3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8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8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8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4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17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4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8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8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8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4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8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6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3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8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12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16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4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8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17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4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8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17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16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6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4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18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8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8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4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9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 [2匹目のどぜう] おっぱいハート～彼女はケダモノ発情期ッ！？～ 爆乳チアっ娘・茉莉～特濃ケダモノミルク搾り～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12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4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16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16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6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12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3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6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4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4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16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17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12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17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17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8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4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17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8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16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12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6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17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14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12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4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2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17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12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4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6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13">
          <table:table-cell table:style-name="ce21" office:value-type="float" office:value="40842">
            <text:p>2011-10-26</text:p>
          </table:table-cell>
          <table:table-cell table:style-name="ce22" office:value-type="string">
            <text:p>[111028] [2匹目のどぜう] おっぱいハート～彼女はケダモノ発情期ッ！？～ 甘姉・美弥～天然ブラコンの発情巨乳～</text:p>
          </table:table-cell>
        </table:table-row>
        <table:table-row table:style-name="ro8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17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16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17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12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3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6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12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16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4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12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9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17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4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8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17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12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6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12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6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0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16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4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4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6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14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12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3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4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12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14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17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17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12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16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6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6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0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18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16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2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12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10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4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6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18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6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8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6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4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12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17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12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4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17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19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17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6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4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11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12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16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12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6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17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18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6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4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12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17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12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17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18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16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2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12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12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9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12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12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18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8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11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12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17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16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12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9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4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16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18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20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2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12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17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6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12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16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8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4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18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14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4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17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6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2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6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6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12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17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17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18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12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8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6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4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8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18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16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16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12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4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4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12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17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18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12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8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16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6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17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6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10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16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2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8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8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8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16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8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12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12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17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18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12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4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17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6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4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3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18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6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12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4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18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8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8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8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16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6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12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17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17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18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16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8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8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17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16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7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8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6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6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12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17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17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11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12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12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16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4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4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4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18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12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17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3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6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16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17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8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8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18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8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6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16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17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6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18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12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8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16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16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6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4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12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16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8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16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12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8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8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4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8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8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16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8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4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17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18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8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12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2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12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12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12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16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17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8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8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4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17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17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16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16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6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12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12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16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12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17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8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8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4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18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8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8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9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12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17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8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4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16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8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8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8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8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17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18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6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0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12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2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12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17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18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12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3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17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9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12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16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12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18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3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0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8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7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17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18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18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8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8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12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17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8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16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6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3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3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0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12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8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16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16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12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17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3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0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18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8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6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12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17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16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8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16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0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8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8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8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17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18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3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8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7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8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8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18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8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7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17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12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3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16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19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12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2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12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18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8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2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18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8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6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8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17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6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16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3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17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17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8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19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8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8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3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8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2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8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18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12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7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17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16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4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8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6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18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12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2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3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16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12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17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16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9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12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17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17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4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19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8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8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3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3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8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8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8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8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12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16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16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18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12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16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6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6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4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8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17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17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4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4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9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3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16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17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17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16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12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16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18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3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6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16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12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18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12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17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12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17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3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12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18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16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8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8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17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19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12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2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4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16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8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18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12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2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12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19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17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2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3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8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16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12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12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8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8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6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16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8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12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12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19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16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17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6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3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18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8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8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8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18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9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12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6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12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6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8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9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17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12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3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16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17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17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6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6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16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18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1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16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6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8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19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20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20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20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20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8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17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8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4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7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17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16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3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12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16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12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12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17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17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18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12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17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17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6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8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16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19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6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16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8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17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17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17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16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8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8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8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16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16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12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18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12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7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17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17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17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8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3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8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8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12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8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8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8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8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16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3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4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8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18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16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17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17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17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12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8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8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16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8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9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8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16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3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17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17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12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17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12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8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17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17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8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16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16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16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12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16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17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17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19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8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20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3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17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17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19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8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8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17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16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8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17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17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16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16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16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16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17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12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17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17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16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16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12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18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16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6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7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17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3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3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19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16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9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7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17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17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12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17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4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4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18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8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17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12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12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7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16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16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8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17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16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8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16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16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6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17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4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16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8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8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8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17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18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6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6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1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1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1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20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17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16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17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3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18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8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2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8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16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17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8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17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2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12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17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17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12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16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18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6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8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8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16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17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8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8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17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12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12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16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17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18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21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16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17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8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2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16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16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16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8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7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18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12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16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8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17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20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16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16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18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8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7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17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8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2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4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17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12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18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18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3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17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17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8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8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7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11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18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21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16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6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7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2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16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12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8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16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18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17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17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12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16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2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12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8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18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12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16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17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7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12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12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16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17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18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16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18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6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8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17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12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12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4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12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0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8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16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16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3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12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17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12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12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17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9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17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17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8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18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20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16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12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8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16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17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8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6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17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12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16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16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18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17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4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8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6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8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8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8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12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17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12">
          <table:table-cell table:style-name="ce21" office:value-type="float" office:value="37763">
            <text:p>2003-05-22</text:p>
          </table:table-cell>
          <table:table-cell table:style-name="ce22" office:value-type="string">
            <text:p>[GREEN BUNNY] 幻夢館 愛欲と凌辱の淫罪 下巻</text:p>
          </table:table-cell>
        </table:table-row>
        <table:table-row table:style-name="ro16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17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18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20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12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16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8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17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12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6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17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16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9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8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8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16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16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16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12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12">
          <table:table-cell table:style-name="ce21" office:value-type="float" office:value="37701">
            <text:p>2003-03-21</text:p>
          </table:table-cell>
          <table:table-cell table:style-name="ce22" office:value-type="string">
            <text:p>[GREEN BUNNY] 幻夢館 愛欲と凌辱の淫罪 上巻</text:p>
          </table:table-cell>
        </table:table-row>
        <table:table-row table:style-name="ro17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18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17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20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9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6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16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16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8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8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6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16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18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18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8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16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17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8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6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17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6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17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8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16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9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8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8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17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17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16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4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16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17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17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8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12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12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8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17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16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17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17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16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12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17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16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16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16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17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17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8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16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8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16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16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0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4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16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12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6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4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12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8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8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16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16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3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17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8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12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12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12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16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16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8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17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17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17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17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17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16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16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17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16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12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12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17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6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8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16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16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8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12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16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16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17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12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16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12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17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12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17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16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16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18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8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16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17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17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8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17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16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8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17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8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18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8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17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9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8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17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16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16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12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17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16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12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6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16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8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16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16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16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8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6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4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16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17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17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17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16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17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16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8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3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16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8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18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3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12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16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7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6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18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8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16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8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9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8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16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17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17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2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4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6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16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8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8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9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6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16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6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12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8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16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12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6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16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12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6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9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8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3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8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17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17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4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18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16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8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17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8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17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8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18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17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4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2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16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18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6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12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12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16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3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17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8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17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16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8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17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9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18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18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16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8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7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6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3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3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23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17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6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12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18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16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8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9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8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3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8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8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8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16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8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16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16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8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17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6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17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18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8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16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6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17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16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12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2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17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16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8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8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8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17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8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8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8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8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16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8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4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8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3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16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4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16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17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6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3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18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9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2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16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17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8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12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17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9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8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16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8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6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2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17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16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12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18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18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6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9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17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8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16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8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17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8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19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8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8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16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6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8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17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8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19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18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6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17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9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18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7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8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8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17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18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18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8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8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6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18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6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6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17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6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16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18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17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8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8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19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9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8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17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9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8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8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4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2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17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8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16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8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18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18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12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17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8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17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17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16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16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8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16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8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12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8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19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6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2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12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4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16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18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17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16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8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8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17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18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16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6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18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17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8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12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4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8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18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19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6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2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2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8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16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16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8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16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18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16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7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16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8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17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17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16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12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16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18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19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8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9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8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8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8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8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16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18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6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7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17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16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18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16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18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8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7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8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8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18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18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6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8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6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8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17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12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12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12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18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18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6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16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8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8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17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16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16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17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18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12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8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17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18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16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6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17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16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17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4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8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17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16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16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16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17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17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17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3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17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16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17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16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17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17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18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8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14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17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7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8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16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18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16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7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4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17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8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16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18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17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17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17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16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8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7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18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17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8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17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18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16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9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17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8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8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17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4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16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8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4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8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17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17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8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4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17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17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16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8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8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8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4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17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17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7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12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8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4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6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16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18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19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9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9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7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12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6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17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16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12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8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17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8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4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17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17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16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17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20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16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17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7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17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20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12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17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7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17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19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17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8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8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8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17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16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8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17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8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17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8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8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17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6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8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8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17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8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18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12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8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6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16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12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8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8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8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19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8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8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17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8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8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16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8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16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8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17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8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17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2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16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4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8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8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16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16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8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6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8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6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4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16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17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17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16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8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16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17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8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19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16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8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6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9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16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8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12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9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8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17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17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8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17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16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12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18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18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12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9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16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8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12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8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17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16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17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16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16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8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6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18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16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9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16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12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16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17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12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8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16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16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16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8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16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19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16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16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16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7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12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16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16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12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8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16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19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4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6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17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12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18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16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17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8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12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16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6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17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19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18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6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2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8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9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17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16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12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17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17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16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8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17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17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17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17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8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8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17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19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18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9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6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2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16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17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12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17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17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8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6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16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16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16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4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17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17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4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16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6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16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18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17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8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16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16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8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18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17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8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18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8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8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9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8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9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8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9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9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6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8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6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6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16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6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6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16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12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6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17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4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16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6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17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19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9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4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6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8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17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17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12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16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17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8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16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17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6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8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6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18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6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2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17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8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12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18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12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2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12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4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6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17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12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8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18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8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17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8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6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4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6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8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3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8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12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18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17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4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17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8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12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16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16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16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8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4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8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2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8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16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8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4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4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8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8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2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16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17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6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12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16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8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8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8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18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8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1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17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16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6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1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16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12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17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4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8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8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6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12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16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12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16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17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6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6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5">
          <table:table-cell table:style-name="ce24" office:value-type="string">
            <text:p>/edit</text:p>
          </table:table-cell>
        </table:table-row>
        <table:table-row table:style-name="ro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5">
          <table:table-cell table:style-name="ce24" office:value-type="string">
            <text:p>/html</text:p>
          </table:table-cell>
        </table:table-row>
        <table:table-row table:style-name="ro5">
          <table:table-cell table:style-name="ce24" office:value-type="string">
            <text:p>https://docs.google.com/spreadsheet/pub?key=0AjOHlgjkXl6HdFgwS1ducEljUFRnZGRrWXVzWnZsZHc&amp;gid=0</text:p>
          </table:table-cell>
        </table:table-row>
        <table:table-row table:style-name="ro5">
          <table:table-cell table:style-name="ce24" office:value-type="string">
            <text:p>git</text:p>
          </table:table-cell>
        </table:table-row>
        <table:table-row table:style-name="ro5">
          <table:table-cell table:style-name="ce24" office:value-type="string">
            <text:p>https://github.com/wotupset/jphanime_data</text:p>
          </table:table-cell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  <table:table-row table:style-name="ro5"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